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3" style:family="table">
      <style:table-properties style:width="16.644cm" fo:margin-left="1.111cm" table:align="left" style:writing-mode="lr-tb"/>
    </style:style>
    <style:style style:name="Tableau3.A" style:family="table-column">
      <style:table-column-properties style:column-width="16.644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132cm" fo:border-left="0.5pt solid #000000" fo:border-right="0.5pt solid #000000" fo:border-top="0.5pt solid #000000" fo:border-bottom="none" style:writing-mode="lr-tb"/>
    </style:style>
    <style:style style:name="Tableau3.A2" style:family="table-cell">
      <style:table-cell-properties style:vertical-align="top" fo:padding="0.132cm" fo:border-left="0.5pt solid #000000" fo:border-right="0.5pt solid #000000" fo:border-top="none" fo:border-bottom="0.5pt solid #000000" style:writing-mode="lr-tb"/>
    </style:style>
    <style:style style:name="P1" style:family="paragraph" style:parent-style-name="Heading_20_1">
      <style:paragraph-properties fo:margin-left="0cm" fo:margin-right="0cm" fo:text-align="start" style:justify-single-word="false" fo:text-indent="0cm" style:auto-text-indent="false" style:snap-to-layout-grid="false">
        <style:tab-stops>
          <style:tab-stop style:position="16.233cm" style:type="right"/>
        </style:tab-stops>
      </style:paragraph-properties>
      <style:text-properties fo:font-size="12pt" officeooo:paragraph-rsid="002538d3" style:font-size-asian="12pt" style:font-name-complex="Arial" style:font-size-complex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2538d3"/>
    </style:style>
    <style:style style:name="P3" style:family="paragraph" style:parent-style-name="Normal_20__28_Web_29_">
      <style:paragraph-properties fo:margin-top="0cm" fo:margin-bottom="0cm" loext:contextual-spacing="false" style:snap-to-layout-grid="false"/>
      <style:text-properties style:font-name="Arial" fo:font-weight="bold" officeooo:rsid="004b8916" officeooo:paragraph-rsid="004b8916" style:font-weight-asian="bold" style:font-name-complex="Arial" style:font-weight-complex="bold"/>
    </style:style>
    <style:style style:name="P4" style:family="paragraph" style:parent-style-name="Standard">
      <style:text-properties officeooo:rsid="001f9f1f" officeooo:paragraph-rsid="001f9f1f"/>
    </style:style>
    <style:style style:name="P5" style:family="paragraph" style:parent-style-name="Standard">
      <style:text-properties officeooo:rsid="00a6da4b" officeooo:paragraph-rsid="00a6da4b"/>
    </style:style>
    <style:style style:name="P6" style:family="paragraph" style:parent-style-name="Standard">
      <style:text-properties officeooo:rsid="00a8b230" officeooo:paragraph-rsid="00a8b230"/>
    </style:style>
    <style:style style:name="P7" style:family="paragraph" style:parent-style-name="Standard" style:list-style-name="L1">
      <style:text-properties officeooo:paragraph-rsid="00a8b230"/>
    </style:style>
    <style:style style:name="P8" style:family="paragraph" style:parent-style-name="Standard">
      <style:text-properties fo:font-weight="bold" officeooo:rsid="00a8b230" officeooo:paragraph-rsid="00a8b230" style:font-weight-asian="bold" style:font-weight-complex="bold"/>
    </style:style>
    <style:style style:name="P9" style:family="paragraph" style:parent-style-name="Standard">
      <style:text-properties fo:font-weight="bold" officeooo:rsid="00a6da4b" officeooo:paragraph-rsid="00a6da4b" style:font-weight-asian="bold" style:font-weight-complex="bold"/>
    </style:style>
    <style:style style:name="P10" style:family="paragraph" style:parent-style-name="Standard" style:list-style-name="L2">
      <style:text-properties officeooo:paragraph-rsid="00a8b230"/>
    </style:style>
    <style:style style:name="P11" style:family="paragraph" style:parent-style-name="Standard">
      <style:text-properties officeooo:paragraph-rsid="00a8b230"/>
    </style:style>
    <style:style style:name="P12" style:family="paragraph" style:parent-style-name="Standard" style:list-style-name="L4">
      <style:text-properties officeooo:rsid="00a9ba7a" officeooo:paragraph-rsid="00a9ba7a"/>
    </style:style>
    <style:style style:name="P13" style:family="paragraph" style:parent-style-name="Standard" style:list-style-name="L4">
      <style:text-properties officeooo:paragraph-rsid="00a9ba7a"/>
    </style:style>
    <style:style style:name="T1" style:family="text">
      <style:text-properties officeooo:rsid="004b8916"/>
    </style:style>
    <style:style style:name="T2" style:family="text">
      <style:text-properties officeooo:rsid="009b1232"/>
    </style:style>
    <style:style style:name="T3" style:family="text">
      <style:text-properties officeooo:rsid="00a8b230"/>
    </style:style>
    <style:style style:name="T4" style:family="text">
      <style:text-properties officeooo:rsid="00a9ba7a"/>
    </style:style>
    <style:style style:name="T5" style:family="text">
      <style:text-properties officeooo:rsid="00a9f5ef"/>
    </style:style>
    <style:style style:name="T6" style:family="text">
      <style:text-properties officeooo:rsid="00abe0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 n°<text:span text:style-name="T6">2</text:span> – <text:span text:style-name="T6">Création de tables Oracle</text:span></text:h>
      <text:h text:style-name="Heading_20_1" text:outline-level="1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h text:style-name="P1" text:outline-level="1"><text:span text:style-name="T1">Antoine Gicquel</text:span><text:tab/><text:span text:style-name="T5">27/01/17</text:span></text:h>
          </table:table-cell>
        </table:table-row>
        <table:table-row table:style-name="Tableau3.1">
          <table:table-cell table:style-name="Tableau3.A2" office:value-type="string">
            <text:p text:style-name="P3">Info1 - A2</text:p>
          </table:table-cell>
        </table:table-row>
      </table:table>
      <text:p text:style-name="P2"/>
      <text:p text:style-name="P4"/>
      <text:p text:style-name="P9">1) Création de tables</text:p>
      <text:p text:style-name="P9"/>
      <text:p text:style-name="P5">DROP TABLE Employe;</text:p>
      <text:p text:style-name="P5">DROP TABLE Service;</text:p>
      <text:p text:style-name="P5"/>
      <text:p text:style-name="P5">CREATE TABLE Service (</text:p>
      <text:p text:style-name="P5"><text:tab/><text:tab/><text:tab/>code<text:tab/><text:tab/>NUMBER(4)</text:p>
      <text:p text:style-name="P5"><text:tab/><text:tab/><text:tab/>CONSTRAINT<text:tab/>pkService PRIMARY KEY,</text:p>
      <text:p text:style-name="P5"><text:tab/><text:tab/><text:tab/>activite<text:tab/>VARCHAR2(20)</text:p>
      <text:p text:style-name="P5"><text:tab/><text:tab/><text:tab/>CONSTRAINT <text:tab/>nnActivite</text:p>
      <text:p text:style-name="P5"><text:tab/><text:tab/><text:tab/>NOT NULL,</text:p>
      <text:p text:style-name="P5"><text:tab/><text:tab/><text:tab/>localisation<text:tab/>VARCHAR2(30)</text:p>
      <text:p text:style-name="P5"><text:tab/><text:tab/><text:tab/>CONSTRAINT<text:tab/>nnLocalisation</text:p>
      <text:p text:style-name="P5"><text:tab/><text:tab/><text:tab/>NOT NULL<text:tab/><text:tab/><text:tab/></text:p>
      <text:p text:style-name="P5"><text:tab/><text:tab/> <text:s text:c="4"/>);</text:p>
      <text:p text:style-name="P5"/>
      <text:p text:style-name="P5">CREATE TABLE Employe (</text:p>
      <text:p text:style-name="P5"><text:tab/><text:tab/><text:tab/>nom<text:tab/><text:tab/>VARCHAR2(15),</text:p>
      <text:p text:style-name="P5"><text:tab/><text:tab/><text:tab/>prenom<text:tab/><text:tab/>VARCHAR2(12),</text:p>
      <text:p text:style-name="P5"><text:tab/><text:tab/><text:tab/>CONSTRAINT<text:tab/>pkEmploye</text:p>
      <text:p text:style-name="P5"><text:tab/><text:tab/><text:tab/>PRIMARY KEY<text:tab/>(nom,prenom),</text:p>
      <text:p text:style-name="P5"><text:tab/><text:tab/><text:tab/>specialite<text:tab/>VARCHAR2(20),</text:p>
      <text:p text:style-name="P5"><text:tab/><text:tab/><text:tab/>adresse<text:tab/><text:tab/>VARCHAR2(30)</text:p>
      <text:p text:style-name="P5"><text:tab/><text:tab/><text:tab/>CONSTRAINT <text:tab/>uqAdresse</text:p>
      <text:p text:style-name="P5"><text:tab/><text:tab/><text:tab/>UNIQUE,</text:p>
      <text:p text:style-name="P5"><text:tab/><text:tab/><text:tab/>sonService<text:tab/>NUMBER(4)</text:p>
      <text:p text:style-name="P5"><text:tab/><text:tab/><text:tab/>CONSTRAINT <text:tab/>fkSonService</text:p>
      <text:p text:style-name="P5"><text:tab/><text:tab/><text:tab/>REFERENCES<text:tab/>Service(code),</text:p>
      <text:p text:style-name="P5"><text:tab/><text:tab/><text:tab/>Nchef<text:tab/><text:tab/>VARCHAR2(15),</text:p>
      <text:p text:style-name="P5"><text:tab/><text:tab/><text:tab/>Pchef<text:tab/><text:tab/>VARCHAR2(12),</text:p>
      <text:p text:style-name="P5"><text:tab/><text:tab/><text:tab/>CONSTRAINT<text:tab/>fkChef</text:p>
      <text:p text:style-name="P5"><text:tab/><text:tab/><text:tab/>FOREIGN KEY<text:tab/>(Nchef,Pchef)</text:p>
      <text:p text:style-name="P5"><text:tab/><text:tab/><text:tab/>REFERENCES<text:tab/>Employe(nom,prenom)</text:p>
      <text:p text:style-name="P5"><text:tab/><text:tab/> <text:s text:c="4"/>);</text:p>
      <text:p text:style-name="P5"/>
      <text:p text:style-name="P8">2) Insertion des tuples</text:p>
      <text:p text:style-name="P6"/>
      <text:list xml:id="list2565830575269943610" text:style-name="L1">
        <text:list-item>
          <text:p text:style-name="P7"><text:span text:style-name="T3">Pour Service :</text:span></text:p>
        </text:list-item>
      </text:list>
      <text:p text:style-name="P11"><text:span text:style-name="T3">INSERT INTO Service VALUES (1,'depanage','Vannes');</text:span></text:p>
      <text:p text:style-name="P6">INSERT INTO Service VALUES (2,'administration','Lorient');</text:p>
      <text:p text:style-name="P6">INSERT INTO Service VALUES (3,'depanage','Quimper');</text:p>
      <text:p text:style-name="P6">INSERT INTO Service VALUES (4,'informatique','Rennes');</text:p>
      <text:p text:style-name="P6">INSERT INTO Service VALUES (5,'depanage','Brest');</text:p>
      <text:p text:style-name="P6">INSERT INTO Service VALUES (6,'#nancier','Rennes');</text:p>
      <text:list xml:id="list8053738215629663263" text:style-name="L2">
        <text:list-item>
          <text:p text:style-name="P10"><text:soft-page-break/><text:span text:style-name="T3">Pour Employe :</text:span></text:p>
        </text:list-item>
      </text:list>
      <text:p text:style-name="P6">INSERT INTO Employe VALUES ('SATTLER','Donatien','1 squarre des venètes 56000 Vannes','bricoleur',1,NULL,NULL);</text:p>
      <text:p text:style-name="P6">INSERT INTO Employe VALUES ('BARBE','Titouan','2 rue de l ile aux moines 56000 Vannes','bricoleur',1,'SATTLER','Donatien') ;</text:p>
      <text:p text:style-name="P6">INSERT INTO Employe VALUES ('BINOT','Justine','12 rue les bleuets 56000 Vannes','DRH',2,NULL, NULL) ;</text:p>
      <text:p text:style-name="P6">INSERT INTO Employe VALUES ('DESCHARREAUX','Julian','8 rue de la lune 56000 Vannes','communication',2,'BINOT','Justine') ;</text:p>
      <text:p text:style-name="P6">INSERT INTO Employe VALUES ('ALLAIN','Louis','12 impasse des genets 56000 Vannes','secretaire',2,'BINOT','Justine') ;</text:p>
      <text:p text:style-name="P6">INSERT INTO Employe VALUES ('BASTARD','Gauthier','31 rue mimosa 56000 Vannes','chef de projet',4,NULL,NULL) ;</text:p>
      <text:p text:style-name="P6">INSERT INTO Employe VALUES ('CAROFF','Thomas','21 rue des lilas 56000 Vannes','web developpeur',4,'BASTARD','Gauthier') ;</text:p>
      <text:p text:style-name="P6">INSERT INTO Employe VALUES ('CATALAN','Aurelien','12 rue de l ile d artz 56000 Vannes','specialiste BDD',4,'BASTARD','Gauthier') ;</text:p>
      <text:p text:style-name="P6">INSERT INTO Employe VALUES ('HEINLE','Helene','67 avenue des champs elyses 75000 Paris','experte comptable',6,NULL,NULL) ;</text:p>
      <text:p text:style-name="P6"/>
      <text:p text:style-name="P8">3) Explication d’erreurs lors d’insertion de tuples invalides</text:p>
      <text:p text:style-name="P6"/>
      <text:list xml:id="list5139890828363787922" text:style-name="L4">
        <text:list-item>
          <text:p text:style-name="P13"><text:span text:style-name="T4">(5,'informatique','Brest') : on a déjà un tuple avec code = 5 alors que le code est censé être unique</text:span></text:p>
        </text:list-item>
        <text:list-item>
          <text:p text:style-name="P12">(7,NULL,'Brest') : L’activité est censée être non nulle alors qu’ici on l’ajoute avec activite = null</text:p>
        </text:list-item>
        <text:list-item>
          <text:p text:style-name="P12">(8,'#nancier',NULL) : La localisation est censée être non nulle alors qu’ici on l’ajoute avec localisation = null</text:p>
        </text:list-item>
        <text:list-item>
          <text:p text:style-name="P12">('LE GAL','Elodie','8 rue du chemin vert','expert comptable',6,'LE MOAL','Mael') : Le patron renseigné Mael Le Moal n’existe pas, il n’est ajouté qu ‘apres</text:p>
        </text:list-item>
        <text:list-item>
          <text:p text:style-name="P12">('LE MOAL','Mael','21 rue des lilas 56000 Vannes','Comptable',6,'HEINLE','Helene') : L’adresse renseignée a déjà été utilisé alors qu’elle est censée être unique</text:p>
        </text:list-item>
        <text:list-item>
          <text:p text:style-name="P12">('BEAUDIC','Aurore','5 rue du marechal jo#re 56000 Vannes',NULL,'HEINLE','Helene') : Il manque une information dans l’ajout. Le nombre de paramètre est de 7 alors qu’ici on en a que 6. C’est soit sa spécialité, soit son numéro de service qui n’est pas renseigné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rmal_20__28_Web_29_" style:display-name="Normal (Web)" style:family="paragraph" style:parent-style-name="Standard">
      <style:paragraph-properties fo:margin-left="0cm" fo:margin-right="0cm" fo:margin-top="0.176cm" fo:margin-bottom="0.21cm" loext:contextual-spacing="false" fo:text-align="start" style:justify-single-word="false" fo:text-indent="0cm" style:auto-text-indent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Retrait_20_article" style:display-name="Retrait article" style:family="paragraph" style:parent-style-name="Standard">
      <style:paragraph-properties fo:margin-left="1cm" fo:margin-right="0cm" fo:text-indent="0.002cm" style:auto-text-indent="false"/>
    </style:style>
    <style:style style:name="Retrait_20_1" style:display-name="Retrait 1" style:family="paragraph" style:parent-style-name="Standard">
      <style:paragraph-properties fo:margin-left="1cm" fo:margin-right="0cm" fo:text-indent="0cm" style:auto-text-indent="false"/>
    </style:style>
    <style:style style:name="Article" style:family="paragraph" style:parent-style-name="Standard" style:list-style-name="WW8Num3">
      <style:paragraph-properties fo:margin-left="0.501cm" fo:margin-right="0cm" fo:text-indent="0cm" style:auto-text-indent="false">
        <style:tab-stops>
          <style:tab-stop style:position="0.499cm"/>
        </style:tab-stops>
      </style:paragraph-properties>
    </style:style>
    <style:style style:name="Auteurs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>
        <style:tab-stops>
          <style:tab-stop style:position="16.002cm" style:type="right"/>
        </style:tab-stops>
      </style:paragraph-properties>
      <style:text-properties fo:font-size="9pt" style:font-size-asian="9pt" style:font-size-complex="9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text-indent="0cm" style:auto-text-indent="false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fo:language="zxx" fo:country="none" style:text-underline-style="solid" style:text-underline-width="auto" style:text-underline-color="font-color" style:language-asian="zxx" style:country-asian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with-next="always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Page_20_Number" style:display-name="Page Number" style:family="text" style:parent-style-name="Police_20_par_20_défaut"/>
    <style:style style:name="Correction" style:family="text" style:parent-style-name="Cmd">
      <style:text-properties fo:color="#008000"/>
    </style:style>
    <style:style style:name="Cmd" style:family="text" style:parent-style-name="Police_20_par_20_défaut">
      <style:text-properties fo:color="#000080" style:text-line-through-style="none" style:text-line-through-type="none" style:text-position="0% 100%" style:font-name="Courier New" fo:font-family="'Courier New'" style:font-family-generic="modern" fo:font-size="12pt" style:text-underline-style="none" style:font-size-asian="12pt"/>
    </style:style>
    <style:style style:name="Police_20_par_20_défaut" style:display-name="Police par défaut" style:family="text"/>
    <style:style style:name="WW8Num6z0" style:family="text">
      <style:text-properties style:use-window-font-color="true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 -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min-label-width="0.501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51cm" text:min-label-width="1.27cm"/>
        <style:text-properties fo:font-family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text:style-name="WW8Num6z0" style:num-suffix=" -" style:num-format="1">
        <style:list-level-properties text:space-before="1cm" text:min-label-width="0.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1:45:26.377535487</meta:creation-date>
    <dc:date>2017-01-27T13:15:48.896356643</dc:date>
    <meta:editing-duration>PT5H23M38S</meta:editing-duration>
    <meta:editing-cycles>54</meta:editing-cycles>
    <meta:generator>LibreOffice/5.1.6.2.0$Linux_X86_64 LibreOffice_project/10$Build-2</meta:generator>
    <meta:document-statistic meta:table-count="1" meta:image-count="0" meta:object-count="0" meta:page-count="2" meta:paragraph-count="59" meta:word-count="385" meta:character-count="3147" meta:non-whitespace-character-count="2730"/>
  </office:meta>
</office:document-meta>
</file>